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pdf" manifest:full-path="Pictures/2.pdf" manifest:version="1.2"/>
  <manifest:file-entry manifest:media-type="application/pdf" manifest:full-path="Pictures/1.pdf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styles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able_20_Heading">
      <style:paragraph-properties fo:text-align="end" style:justify-single-word="false"/>
    </style:style>
    <style:style style:name="P19" style:family="paragraph" style:parent-style-name="Table_20_Heading">
      <style:paragraph-properties fo:text-align="end" style:justify-single-word="false"/>
    </style:style>
    <style:style style:name="P20" style:family="paragraph" style:parent-style-name="Table_20_Heading">
      <style:paragraph-properties fo:text-align="end" style:justify-single-word="false"/>
    </style:style>
    <style:style style:name="P21" style:family="paragraph" style:parent-style-name="Table_20_Heading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</office:automatic-styles>
  <office:body>
    <office:text>
      <text:h text:style-name="Title">Template for pandoc / markdown manuscripts</text:h>
      <text:p text:style-name="Author">Timothée Poisot</text:p>
      <text:p text:style-name="Affiliation">1,2</text:p>
      <text:p text:style-name="Email">timothee.poisot@umontreal.ca</text:p>
      <text:p/>
      <text:p text:style-name="Author">Second Author</text:p>
      <text:p text:style-name="Affiliation">2,3</text:p>
      <text:p text:style-name="Email"/>
      <text:p/>
      <text:p/>
      <text:p text:style-name="Affiliation">1 - Université de Montréal, Département de Sciences Biologiques</text:p>
      <text:p text:style-name="Affiliation">2 - Québec Centre for Biodiversity Sciences</text:p>
      <text:p text:style-name="Affiliation">3 - University of Whatever</text:p>
      <text:p text:style-name="Date">2017-03-02T00:00:00.000Z</text:p>
      <text:p text:style-name="Abstract"><text:span text:style-name="Bold">Abstract:</text:span> <text:p text:style-name="Text_20_body">Writing manuscripts doesn't have to be awful. This template <text:span text:style-name="T1">tries</text:span> to provide good defaults for both the draft and preprint modes. Most of the information is contained in the YAML file. The preprint mode is particularly good looking.</text:p></text:p>
      <text:p text:style-name="Abstract"><text:span text:style-name="Italic">Keywords:</text:span> ecological networks,beta-diversity,biogeography</text:p>
      <text:p text:style-name="Faux page break"> </text:p>
      <text:p text:style-name="Text_20_body">This project intends to make the generation of high-quality preprints from markdown, R markdown, and Julia markdown documents easy. Once downloaded, type <text:span text:style-name="T2">make</text:span> to see the output. This will generate two pdf documents and one OpenDocument file.</text:p>
      <text:h text:style-name="Heading_20_1" text:outline-level="1">Installation</text:h>
      <text:p text:style-name="First_20_paragraph">To get started, you will need the python <text:span text:style-name="T3">pandoc-fignos</text:span>, <text:span text:style-name="T4">pandoc-eqnos</text:span>, and <text:span text:style-name="T5">pandoc-tablenos</text:span> filters.</text:p>
      <text:p text:style-name="P1">pip install pandoc-fignos pandoc-eqnos pandoc-tablenos</text:p>
      <text:p text:style-name="First_20_paragraph">Make sure that <text:span text:style-name="T6">pandoc</text:span> and <text:span text:style-name="T7">pandoc-citeproc</text:span> are installed, and that you have a LaTeX installation. You will also need an installation of node.</text:p>
      <text:h text:style-name="Heading_20_1" text:outline-level="1">Document options</text:h>
      <text:p text:style-name="First_20_paragraph">There are two important files to edit to specificy the manuscript informations. First, <text:span text:style-name="T8">authors.yaml</text:span> should be self-explanatory; it contains the author names, email addres for the corresponding author, and affiliations.</text:p>
      <text:p text:style-name="Text_20_body">The <text:span text:style-name="T9">infos.yaml</text:span> file is for the manuscript title, keywords, etc.</text:p>
      <text:p text:style-name="Text_20_body">Finally, the <text:span text:style-name="T10">ABSTRACT</text:span> file has the abstract. It can contain markdown formatting.</text:p>
      <text:h text:style-name="Heading_20_1" text:outline-level="1">Citations, tables, figures, ...</text:h>
      <text:h text:style-name="Heading_20_2" text:outline-level="2">Tables</text:h>
      <text:p text:style-name="First_20_paragraph">Table legends go on the line after the table itself. To generate a reference to the table, use <text:span text:style-name="T11">{#tbl:id}</text:span> -- then, in the text, you can use <text:span text:style-name="T12">{@tbl:id}</text:span> to refer to the table. For example, the table below is table <text:a xlink:type="simple" xlink:href="#tbl:id" office:name=""><text:span text:style-name="Definition">1</text:span></text:a>. You can remove the <text:span text:style-name="T13">table</text:span> in front by using <text:span text:style-name="T14">!@tbl:id</text:span>, or force it to be capitalized with <text:span text:style-name="T15">\*tbl:id</text:span>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ing</text:p>
            </table:table-cell>
            <table:table-cell table:style-name="Table1.A1" office:value-type="string">
              <text:p text:style-name="P2">produc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T18">@tbl:id</text:span></text:p>
          </table:table-cell>
          <table:table-cell table:style-name="Table1.A1" office:value-type="string">
            <text:p text:style-name="P3">table <text:a xlink:type="simple" xlink:href="#tbl:id" office:name=""><text:span text:style-name="Definition">1</text:span></text:a></text:p>
          </table:table-cell>
        </table:table-row>
        <table:table-row>
          <table:table-cell table:style-name="Table1.A1" office:value-type="string">
            <text:p text:style-name="Table_20_Contents"><text:span text:style-name="T19">!@tbl:id</text:span></text:p>
          </table:table-cell>
          <table:table-cell table:style-name="Table1.A1" office:value-type="string">
            <text:p text:style-name="P3"><text:a xlink:type="simple" xlink:href="#tbl:id" office:name=""><text:span text:style-name="Definition">1</text:span></text:a></text:p>
          </table:table-cell>
        </table:table-row>
        <table:table-row>
          <table:table-cell table:style-name="Table1.A1" office:value-type="string">
            <text:p text:style-name="Table_20_Contents"><text:span text:style-name="T20">\*@tbl:id</text:span></text:p>
          </table:table-cell>
          <table:table-cell table:style-name="Table1.A1" office:value-type="string">
            <text:p text:style-name="P3">Table <text:a xlink:type="simple" xlink:href="#tbl:id" office:name=""><text:span text:style-name="Definition">1</text:span></text:a></text:p>
          </table:table-cell>
        </table:table-row>
      </table:table>
      <text:p text:style-name="TableCaption">Table 1: This is a table, and its identifier is <text:span text:style-name="T16">id</text:span> -- we can refer to it using <text:span text:style-name="T17">{@tbl:id}</text:span>. Note that even if the table legend is written below the table itself, it will appear on top in the compiled document. </text:p>
      <text:h text:style-name="Heading_20_2" text:outline-level="2">Equations</text:h>
      <text:p text:style-name="First_20_paragraph">Equations can be referenced using the same syntax as tables, using the <text:span text:style-name="T21">eq</text:span> prefix in place of <text:span text:style-name="T22">tbl</text:span>. For example:</text:p>
      <text:p text:style-name="Text_20_body"><draw:frame text:anchor-type="paragraph" style:vertical-pos="middle" style:vertical-rel="text"><draw:object xlink:href="Formula-0/" xlink:type="simple" xlink:show="embed" xlink:actuate="onLoad"/></draw:frame></text:p>
      <text:p text:style-name="Text_20_body">We can refer to eq. <text:a xlink:type="simple" xlink:href="#eq:id" office:name=""><text:span text:style-name="Definition">1</text:span></text:a> in the text.</text:p>
      <text:h text:style-name="Heading_20_2" text:outline-level="2">Adding references</text:h>
      <text:p text:style-name="First_20_paragraph">References go in the <text:span text:style-name="T23">references.json</text:span> file, at the root of the project. References are cited with <text:span text:style-name="T24">@key</text:span>, where <text:span text:style-name="T25">key</text:span> is the unique identifier of the reference. Both inline, like Hutchinson (1959), and in brackets (Hutchinson 1957) can be used.</text:p>
      <text:h text:style-name="Heading_20_2" text:outline-level="2">Figures</text:h>
      <text:p text:style-name="First_20_paragraph">Figures can be used with the usual markdown syntax. After the path, you can use <text:span text:style-name="T26">{#fig:id width=50%}</text:span> to specify the width and the reference. See table <text:a xlink:type="simple" xlink:href="#tbl:id" office:name=""><text:span text:style-name="Definition">1</text:span></text:a> for how to cite. The code below in the markdown source produces fig. <text:a xlink:type="simple" xlink:href="#fig:id" office:name=""><text:span text:style-name="Definition">1</text:span></text:a>.</text:p>
      <text:p text:style-name="FigureWithCaption"><draw:frame draw:name="img1" svg:width="100.0%" style:rel-height="scale"><draw:image xlink:href="Pictures/1.pdf" xlink:type="simple" xlink:show="embed" xlink:actuate="onLoad"/></draw:frame></text:p>
      <text:p text:style-name="FigureCaption">Figure 1: This is a figure. Figures can have identifiers, and the width can be changed as well.</text:p>
      <text:h text:style-name="Heading_20_1" text:outline-level="1">Other elements</text:h>
      <text:h text:style-name="Heading_20_2" text:outline-level="2">Code blocks</text:h>
      <text:p text:style-name="First_20_paragraph">You can use fenced code blocks to render code:</text:p>
      <text:p text:style-name="P4">// Update affiliations</text:p>
      <text:p text:style-name="P5">var print_affiliations = []</text:p>
      <text:p text:style-name="P6">for (var af in affiliations) {</text:p>
      <text:p text:style-name="P7"><text:s text:c="2"/>var afobject = {}</text:p>
      <text:p text:style-name="P8"><text:s text:c="2"/>afobject.id = affiliations[af]</text:p>
      <text:p text:style-name="P9"><text:s text:c="2"/>afobject.text = af</text:p>
      <text:p text:style-name="P10"><text:s text:c="2"/>print_affiliations.push(afobject)</text:p>
      <text:p text:style-name="P11">}</text:p>
      <text:p text:style-name="First_20_paragraph">Note that code blocks have line numbers of the left, so this does not interfer with the line numbers of the text (which are on the right).</text:p>
      <text:h text:style-name="Heading_20_2" text:outline-level="2">Track changes</text:h>
      <text:p text:style-name="First_20_paragraph">You can use <text:span text:style-name="T27">make diff</text:span> to create a marked-up pdf document. The git revision can be specified with the <text:span text:style-name="T28">TAG</text:span> variable of <text:span text:style-name="T29">make</text:span> (by default, the latest commit). The other option is <text:span text:style-name="T30">AS</text:span>, which can be <text:span text:style-name="T31">draft</text:span> or <text:span text:style-name="T32">preprint</text:span>, to render the marked-up version as a draft or as a preprint.</text:p>
      <text:h text:style-name="Heading_20_2" text:outline-level="2">Editorial marks</text:h>
      <text:p text:style-name="First_20_paragraph"><text:a xlink:type="simple" xlink:href="http://criticmarkup.com/" office:name=""><text:span text:style-name="Definition">Critic Markup</text:span></text:a> is rendered:</text:p>
      <text:p text:style-name="Text_20_body">Don't go around saying the world owes you a living. The world owes you nothing. It was here first. thing is impossible for God: To find sense in any copyright law on the planet. , but it is because Fiction is obliged to stick to possibilities; Truth isn't.</text:p>
      <text:p text:style-name="Text_20_body">Note that CriticMarkup is <text:span text:style-name="T33">not</text:span> rendered into OpenDocument.</text:p>
      <text:h text:style-name="Heading_20_2" text:outline-level="2">Using with knitr, Weave.jl, ...</text:h>
      <text:p text:style-name="First_20_paragraph">Just type <text:span text:style-name="T34">make</text:span>. If there is a <text:span text:style-name="T35">Rmd</text:span> or <text:span text:style-name="T36">Jmd</text:span> document with the same base name, the makefile will render the markdown document for you. In fact, this document <text:span text:style-name="T37">is</text:span> a <text:span text:style-name="T38">Rmd</text:span> file:</text:p>
      <text:p text:style-name="P12">summary(rnorm(250))</text:p>
      <text:p text:style-name="P13">## <text:s text:c="3"/>Min. 1st Qu. <text:s text:c="1"/>Median <text:s text:c="3"/>Mean 3rd Qu. <text:s text:c="3"/>Max. </text:p>
      <text:p text:style-name="P14">## -2.4150 -0.5412 <text:s text:c="1"/>0.2129 <text:s text:c="1"/>0.1176 <text:s text:c="1"/>0.8066 <text:s text:c="1"/>2.5950</text:p>
      <text:p text:style-name="First_20_paragraph">Note that the extensions <text:span text:style-name="T39">must</text:span> be <text:span text:style-name="T40">Rmd</text:span> or <text:span text:style-name="T41">Jmd</text:span>, with an uppercase first letter. Of course you will need <text:span text:style-name="T42">knitr</text:span> (for <text:span text:style-name="T43">R</text:span>) or <text:span text:style-name="T44">Weave.jl</text:span> (for <text:span text:style-name="T45">julia</text:span>).</text:p>
      <text:p text:style-name="Text_20_body">Because of the way figures are refered to (using the <text:span text:style-name="T46">@fig:id</text:span> syntax), it is better to generate the figure first, and then call it in the text, using <text:span text:style-name="T47">fig.show='hide'</text:span>. The code below will generate fig. <text:a xlink:type="simple" xlink:href="#fig:chunk" office:name=""><text:span text:style-name="Definition">2</text:span></text:a>.</text:p>
      <text:p text:style-name="P15">plot(sort(rnorm(200)), type='l')</text:p>
      <text:p text:style-name="First_20_paragraph">You can then use this figure:</text:p>
      <text:p text:style-name="FigureWithCaption"><draw:frame draw:name="img2" svg:width="100.0%" style:rel-height="scale"><draw:image xlink:href="Pictures/2.pdf" xlink:type="simple" xlink:show="embed" xlink:actuate="onLoad"/></draw:frame></text:p>
      <text:p text:style-name="FigureCaption">Figure 2: This is the figure created by the chunck <text:span text:style-name="T48">testfig</text:span>, so it is in <text:span text:style-name="T49">figure/testfig-1</text:span>. You can use different <text:span text:style-name="T50">dev</text:span> in the knitr chunk options, so it is possible to generate pdf or png figures.</text:p>
      <text:p text:style-name="Text_20_body">With <text:span text:style-name="T51">knitr</text:span>, the <text:span text:style-name="T52">kable</text:span> function can create tables. If you add the caption paragraph immediately below, then these tables can be cited. This is how we produce table <text:a xlink:type="simple" xlink:href="#tbl:knit" office:name=""><text:span text:style-name="Definition">2</text:span></text:a>.</text:p>
      <text:p text:style-name="P16">data(iris)</text:p>
      <text:p text:style-name="P17">kable(head(iris)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8">Sepal.Length</text:p>
            </table:table-cell>
            <table:table-cell table:style-name="Table2.A1" office:value-type="string">
              <text:p text:style-name="P19">Sepal.Width</text:p>
            </table:table-cell>
            <table:table-cell table:style-name="Table2.A1" office:value-type="string">
              <text:p text:style-name="P20">Petal.Length</text:p>
            </table:table-cell>
            <table:table-cell table:style-name="Table2.A1" office:value-type="string">
              <text:p text:style-name="P21">Petal.Width</text:p>
            </table:table-cell>
            <table:table-cell table:style-name="Table2.A1" office:value-type="string">
              <text:p text:style-name="Table_20_Heading">Species</text:p>
            </table:table-cell>
          </table:table-row>
        </table:table-header-rows>
        <table:table-row>
          <table:table-cell table:style-name="Table2.A1" office:value-type="string">
            <text:p text:style-name="P22">5.1</text:p>
          </table:table-cell>
          <table:table-cell table:style-name="Table2.A1" office:value-type="string">
            <text:p text:style-name="P23">3.5</text:p>
          </table:table-cell>
          <table:table-cell table:style-name="Table2.A1" office:value-type="string">
            <text:p text:style-name="P24">1.4</text:p>
          </table:table-cell>
          <table:table-cell table:style-name="Table2.A1" office:value-type="string">
            <text:p text:style-name="P25">0.2</text:p>
          </table:table-cell>
          <table:table-cell table:style-name="Table2.A1" office:value-type="string">
            <text:p text:style-name="Table_20_Contents">setosa</text:p>
          </table:table-cell>
        </table:table-row>
        <table:table-row>
          <table:table-cell table:style-name="Table2.A1" office:value-type="string">
            <text:p text:style-name="P22">4.9</text:p>
          </table:table-cell>
          <table:table-cell table:style-name="Table2.A1" office:value-type="string">
            <text:p text:style-name="P23">3.0</text:p>
          </table:table-cell>
          <table:table-cell table:style-name="Table2.A1" office:value-type="string">
            <text:p text:style-name="P24">1.4</text:p>
          </table:table-cell>
          <table:table-cell table:style-name="Table2.A1" office:value-type="string">
            <text:p text:style-name="P25">0.2</text:p>
          </table:table-cell>
          <table:table-cell table:style-name="Table2.A1" office:value-type="string">
            <text:p text:style-name="Table_20_Contents">setosa</text:p>
          </table:table-cell>
        </table:table-row>
        <table:table-row>
          <table:table-cell table:style-name="Table2.A1" office:value-type="string">
            <text:p text:style-name="P22">4.7</text:p>
          </table:table-cell>
          <table:table-cell table:style-name="Table2.A1" office:value-type="string">
            <text:p text:style-name="P23">3.2</text:p>
          </table:table-cell>
          <table:table-cell table:style-name="Table2.A1" office:value-type="string">
            <text:p text:style-name="P24">1.3</text:p>
          </table:table-cell>
          <table:table-cell table:style-name="Table2.A1" office:value-type="string">
            <text:p text:style-name="P25">0.2</text:p>
          </table:table-cell>
          <table:table-cell table:style-name="Table2.A1" office:value-type="string">
            <text:p text:style-name="Table_20_Contents">setosa</text:p>
          </table:table-cell>
        </table:table-row>
        <table:table-row>
          <table:table-cell table:style-name="Table2.A1" office:value-type="string">
            <text:p text:style-name="P22">4.6</text:p>
          </table:table-cell>
          <table:table-cell table:style-name="Table2.A1" office:value-type="string">
            <text:p text:style-name="P23">3.1</text:p>
          </table:table-cell>
          <table:table-cell table:style-name="Table2.A1" office:value-type="string">
            <text:p text:style-name="P24">1.5</text:p>
          </table:table-cell>
          <table:table-cell table:style-name="Table2.A1" office:value-type="string">
            <text:p text:style-name="P25">0.2</text:p>
          </table:table-cell>
          <table:table-cell table:style-name="Table2.A1" office:value-type="string">
            <text:p text:style-name="Table_20_Contents">setosa</text:p>
          </table:table-cell>
        </table:table-row>
        <table:table-row>
          <table:table-cell table:style-name="Table2.A1" office:value-type="string">
            <text:p text:style-name="P22">5.0</text:p>
          </table:table-cell>
          <table:table-cell table:style-name="Table2.A1" office:value-type="string">
            <text:p text:style-name="P23">3.6</text:p>
          </table:table-cell>
          <table:table-cell table:style-name="Table2.A1" office:value-type="string">
            <text:p text:style-name="P24">1.4</text:p>
          </table:table-cell>
          <table:table-cell table:style-name="Table2.A1" office:value-type="string">
            <text:p text:style-name="P25">0.2</text:p>
          </table:table-cell>
          <table:table-cell table:style-name="Table2.A1" office:value-type="string">
            <text:p text:style-name="Table_20_Contents">setosa</text:p>
          </table:table-cell>
        </table:table-row>
        <table:table-row>
          <table:table-cell table:style-name="Table2.A1" office:value-type="string">
            <text:p text:style-name="P22">5.4</text:p>
          </table:table-cell>
          <table:table-cell table:style-name="Table2.A1" office:value-type="string">
            <text:p text:style-name="P23">3.9</text:p>
          </table:table-cell>
          <table:table-cell table:style-name="Table2.A1" office:value-type="string">
            <text:p text:style-name="P24">1.7</text:p>
          </table:table-cell>
          <table:table-cell table:style-name="Table2.A1" office:value-type="string">
            <text:p text:style-name="P25">0.4</text:p>
          </table:table-cell>
          <table:table-cell table:style-name="Table2.A1" office:value-type="string">
            <text:p text:style-name="Table_20_Contents">setosa</text:p>
          </table:table-cell>
        </table:table-row>
      </table:table>
      <text:p text:style-name="TableCaption">Table 2: This is a table, and its identifier is <text:span text:style-name="T53">knit</text:span> -- we can refer to it using <text:span text:style-name="T54">{@tbl:knit}</text:span>. Note that even if the table legend is written below the table itself, it will appear on top in the compiled document. </text:p>
      <text:h text:style-name="Heading_20_1" text:outline-level="1">References</text:h>
      <text:p text:style-name="First_20_paragraph"><text:span text:style-name="T55">Hutchinson</text:span>. (1957). Concluding remarks. <text:span text:style-name="T56">Cold</text:span><text:span text:style-name="T57"> </text:span><text:span text:style-name="T58">Spring</text:span><text:span text:style-name="T59"> </text:span><text:span text:style-name="T60">Harb</text:span><text:span text:style-name="T61"> </text:span><text:span text:style-name="T62">Symp</text:span><text:span text:style-name="T63"> </text:span><text:span text:style-name="T64">Quant</text:span><text:span text:style-name="T65"> </text:span><text:span text:style-name="T66">Biol</text:span><text:span text:style-name="T67">.</text:span> 22:415–27. </text:p>
      <text:p text:style-name="Text_20_body"><text:span text:style-name="T68">Hutchinson</text:span>. (1959). Homage to Santa Rosalia or why are there so many kinds of animals? <text:span text:style-name="T69">Am</text:span><text:span text:style-name="T70"> </text:span><text:span text:style-name="T71">Nat</text:span><text:span text:style-name="T72">.</text:span> 93:145. </text:p>
      <text:h text:style-name="Title">Figu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 for pandoc / markdown manuscripts</dc:title>
  </office:meta>
</office:document-meta>
</file>

<file path=Formula-0/content.xml><?xml version="1.0" encoding="utf-8"?>
<math xmlns="http://www.w3.org/1998/Math/MathML" display="block">
  <mrow>
    <mi>y</mi>
    <mo>=</mo>
    <mi>m</mi>
    <mi>x</mi>
    <mo>+</mo>
    <mi>b</mi>
    <mspace width="2.0em"/>
    <mo stretchy="false" form="prefix">(</mo>
    <mn>1</mn>
    <mo stretchy="false" form="postfix">)</mo>
  </mrow>
</math>
</file>